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25cm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top" draw:auto-grow-height="false" fo:min-height="11.646cm" fo:min-width="13.39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5cm" fo:min-width="2.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25cm" fo:min-width="3.2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3.75cm"/>
      <style:paragraph-properties style:writing-mode="lr-tb"/>
    </style:style>
    <style:style style:name="P1" style:family="paragraph">
      <style:paragraph-properties fo:text-align="center"/>
      <style:text-properties fo:text-shadow="none"/>
    </style:style>
    <style:style style:name="P2" style:family="paragraph">
      <style:paragraph-properties fo:text-align="center"/>
      <style:text-properties style:text-position="-8% 58%" fo:text-shadow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position="-8% 58%" fo:text-shadow="none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2" xml:id="id1" draw:id="id1" draw:layer="layout" svg:width="5.75cm" svg:height="3.5cm" svg:x="9.5cm" svg:y="5.25cm">
            <draw:glue-point draw:id="4" svg:x="5cm" svg:y="-2.857cm" draw:escape-direction="left"/>
            <draw:glue-point draw:id="5" svg:x="5cm" svg:y="2.857cm"/>
            <text:p text:style-name="P1">PWM</text:p>
            <text:p text:style-name="P1">DDPM</text:p>
            <text:p text:style-name="P1">SD1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5.25cm" svg:y1="7cm" svg:x2="22.552cm" svg:y2="7.002cm" draw:start-shape="id1" svg:d="M15250 7000l7302 2" svg:viewBox="0 0 7303 3">
            <text:p/>
          </draw:connector>
          <draw:custom-shape draw:style-name="gr3" draw:text-style-name="P1" xml:id="id2" draw:id="id2" draw:layer="layout" svg:width="5.75cm" svg:height="1cm" svg:x="9.5cm" svg:y="10cm">
            <text:p text:style-name="P1">PRESCALER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3" draw:id="id3" draw:layer="layout" svg:width="4cm" svg:height="1cm" svg:x="16.5cm" svg:y="10cm">
            <text:p text:style-name="P1">SINE_LU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2.375cm" svg:y1="8.75cm" svg:x2="12.375cm" svg:y2="10cm" draw:start-shape="id1" draw:start-glue-point="2" draw:end-shape="id2" draw:end-glue-point="0" svg:d="M12375 8750v1250" svg:viewBox="0 0 1 1251">
            <text:p/>
          </draw:connector>
          <draw:connector draw:style-name="gr6" draw:text-style-name="P3" draw:layer="layout" draw:type="line" svg:x1="15.25cm" svg:y1="10.5cm" svg:x2="16.5cm" svg:y2="10.5cm" draw:start-shape="id2" draw:start-glue-point="1" draw:end-shape="id3" draw:end-glue-point="3" svg:d="M15250 10500h1250" svg:viewBox="0 0 1251 1">
            <text:p/>
          </draw:connector>
          <draw:connector draw:style-name="gr7" draw:text-style-name="P3" draw:layer="layout" draw:line-skew="0cm 2.001cm" svg:x1="20.5cm" svg:y1="10.5cm" svg:x2="9.5cm" svg:y2="13.75cm" draw:start-shape="id3" draw:start-glue-point="1" draw:end-shape="id4" draw:end-glue-point="3" svg:d="M20500 10500h501v1000h-12002v2250h501" svg:viewBox="0 0 12003 3251">
            <text:p/>
          </draw:connector>
          <draw:custom-shape draw:style-name="gr8" draw:text-style-name="P4" draw:layer="layout" svg:width="14cm" svg:height="12cm" svg:x="7.6cm" svg:y="4cm">
            <text:p text:style-name="P2"><text:span text:style-name="T1">bat52_pwm_ddpm_top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15.25cm" svg:y1="12.77cm" svg:x2="23.077cm" svg:y2="12.75cm" svg:d="M15250 12770l7827-20" svg:viewBox="0 0 7828 21">
            <text:p/>
          </draw:connector>
          <draw:custom-shape draw:style-name="gr9" draw:text-style-name="P4" xml:id="id5" draw:id="id5" draw:layer="layout" svg:width="4cm" svg:height="0.5cm" svg:x="22.6cm" svg:y="5.75cm">
            <draw:glue-point draw:id="4" svg:x="2.222cm" svg:y="5cm"/>
            <draw:glue-point draw:id="5" svg:x="0cm" svg:y="-5cm"/>
            <text:p text:style-name="P2"><text:span text:style-name="T1">pwm / io_out[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5.25cm" svg:y1="6.001cm" svg:x2="22.6cm" svg:y2="6cm" draw:start-shape="id1" draw:start-glue-point="4" draw:end-shape="id5" draw:end-glue-point="3" svg:d="M15250 6001l7350-1" svg:viewBox="0 0 7351 2">
            <text:p/>
          </draw:connector>
          <draw:custom-shape draw:style-name="gr9" draw:text-style-name="P4" draw:layer="layout" svg:width="4cm" svg:height="0.5cm" svg:x="22.5cm" svg:y="6.75cm">
            <draw:glue-point draw:id="4" svg:x="2.222cm" svg:y="5cm"/>
            <draw:glue-point draw:id="5" svg:x="0cm" svg:y="-5cm"/>
            <text:p text:style-name="P2"><text:span text:style-name="T1">ddpm / io_out[1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2.5cm" svg:y="7.75cm">
            <draw:glue-point draw:id="4" svg:x="2.222cm" svg:y="5cm"/>
            <draw:glue-point draw:id="5" svg:x="0cm" svg:y="-5cm"/>
            <text:p text:style-name="P2"><text:span text:style-name="T1">sd / io_out[2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15.25cm" svg:y1="8cm" svg:x2="22.552cm" svg:y2="8.002cm" svg:d="M15250 8000l7302 2" svg:viewBox="0 0 7303 3">
            <text:p/>
          </draw:connector>
          <draw:custom-shape draw:style-name="gr1" draw:text-style-name="P2" xml:id="id4" draw:id="id4" draw:layer="layout" svg:width="5.75cm" svg:height="3.5cm" svg:x="9.5cm" svg:y="12cm">
            <draw:glue-point draw:id="4" svg:x="5cm" svg:y="-2.857cm" draw:escape-direction="left"/>
            <draw:glue-point draw:id="5" svg:x="5cm" svg:y="2.857cm"/>
            <text:p text:style-name="P1">PWM</text:p>
            <text:p text:style-name="P1">DDPM</text:p>
            <text:p text:style-name="P1">SD1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15.25cm" svg:y1="13.75cm" svg:x2="23.077cm" svg:y2="13.73cm" svg:d="M15250 13750l7827-20" svg:viewBox="0 0 7828 21">
            <text:p/>
          </draw:connector>
          <draw:connector draw:style-name="gr2" draw:text-style-name="P3" draw:layer="layout" draw:type="line" svg:x1="15.25cm" svg:y1="14.75cm" svg:x2="23.077cm" svg:y2="14.73cm" svg:d="M15250 14750l7827-20" svg:viewBox="0 0 7828 21">
            <text:p/>
          </draw:connector>
          <draw:connector draw:style-name="gr2" draw:text-style-name="P3" draw:layer="layout" draw:type="line" svg:x1="6.6cm" svg:y1="8cm" svg:x2="9.471cm" svg:y2="8cm" draw:start-shape="id6" draw:start-glue-point="1" svg:d="M6600 8000h2871" svg:viewBox="0 0 2872 1">
            <text:p/>
          </draw:connector>
          <draw:connector draw:style-name="gr2" draw:text-style-name="P3" draw:layer="layout" draw:type="line" svg:x1="6.6cm" svg:y1="7cm" svg:x2="9.471cm" svg:y2="7cm" draw:start-shape="id7" draw:start-glue-point="1" svg:d="M6600 7000h2871" svg:viewBox="0 0 2872 1">
            <text:p/>
          </draw:connector>
          <draw:connector draw:style-name="gr2" draw:text-style-name="P3" draw:layer="layout" draw:type="line" svg:x1="6.6cm" svg:y1="6cm" svg:x2="9.5cm" svg:y2="6.019cm" draw:start-shape="id8" draw:start-glue-point="1" svg:d="M6600 6000l2900 19" svg:viewBox="0 0 2901 20">
            <text:p/>
          </draw:connector>
          <draw:custom-shape draw:style-name="gr9" draw:text-style-name="P4" draw:layer="layout" svg:width="4cm" svg:height="0.5cm" svg:x="23cm" svg:y="12.5cm">
            <draw:glue-point draw:id="4" svg:x="2.222cm" svg:y="5cm"/>
            <draw:glue-point draw:id="5" svg:x="0cm" svg:y="-5cm"/>
            <text:p text:style-name="P2"><text:span text:style-name="T1">pwm_sine / io_out[4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3cm" svg:y="13.5cm">
            <draw:glue-point draw:id="4" svg:x="2.222cm" svg:y="5cm"/>
            <draw:glue-point draw:id="5" svg:x="0cm" svg:y="-5cm"/>
            <text:p text:style-name="P2"><text:span text:style-name="T1">ddpm_sine / io_out[5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cm" svg:height="0.5cm" svg:x="23cm" svg:y="14.5cm">
            <draw:glue-point draw:id="4" svg:x="2.222cm" svg:y="5cm"/>
            <draw:glue-point draw:id="5" svg:x="0cm" svg:y="-5cm"/>
            <text:p text:style-name="P2"><text:span text:style-name="T1">sd_sine / io_out[6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xml:id="id8" draw:id="id8" draw:layer="layout" svg:width="3cm" svg:height="0.5cm" svg:x="3.6cm" svg:y="5.75cm">
            <draw:glue-point draw:id="4" svg:x="2.222cm" svg:y="5cm"/>
            <draw:glue-point draw:id="5" svg:x="0cm" svg:y="-5cm"/>
            <text:p text:style-name="P2"><text:span text:style-name="T1">io_in[0] / c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xml:id="id7" draw:id="id7" draw:layer="layout" svg:width="3.75cm" svg:height="0.5cm" svg:x="2.85cm" svg:y="6.75cm">
            <draw:glue-point draw:id="4" svg:x="2.222cm" svg:y="5cm"/>
            <draw:glue-point draw:id="5" svg:x="0cm" svg:y="-5cm"/>
            <text:p text:style-name="P2"><text:span text:style-name="T1">io_in[1] / reset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xml:id="id6" draw:id="id6" draw:layer="layout" svg:width="4.25cm" svg:height="0.5cm" svg:x="2.35cm" svg:y="7.75cm">
            <draw:glue-point draw:id="4" svg:x="2.222cm" svg:y="5cm"/>
            <draw:glue-point draw:id="5" svg:x="0cm" svg:y="-5cm"/>
            <text:p text:style-name="P2"><text:span text:style-name="T1">io_in[7:2] / </text:span><text:span text:style-name="T1">inval[5:0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00:27:30.869507137</meta:creation-date>
    <dc:date>2023-03-16T21:35:07.482103023</dc:date>
    <meta:editing-duration>PT1H11M3S</meta:editing-duration>
    <meta:editing-cycles>9</meta:editing-cycles>
    <meta:generator>LibreOffice/7.3.7.2$Linux_X86_64 LibreOffice_project/30$Build-2</meta:generator>
    <meta:document-statistic meta:object-count="27"/>
  </office:meta>
</office:document-meta>
</file>